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erif" fo:font-size="12pt" fo:font-weight="normal" officeooo:rsid="00de086d" officeooo:paragraph-rsid="00de086d" style:font-size-asian="10.5pt" style:font-weight-asian="normal" style:font-size-complex="12pt" style:font-weight-complex="normal"/>
    </style:style>
    <style:style style:name="P2" style:family="paragraph" style:parent-style-name="Text_20_body">
      <style:text-properties style:font-name="Liberation Serif" fo:font-size="12pt" fo:font-weight="normal" officeooo:rsid="00de74b9" officeooo:paragraph-rsid="00de74b9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officeooo:rsid="00d8fb41" officeooo:paragraph-rsid="00d8fb41" style:font-size-asian="10.5pt" style:font-size-complex="12pt"/>
    </style:style>
    <style:style style:name="P4" style:family="paragraph" style:parent-style-name="Text_20_body">
      <style:text-properties style:font-name="Liberation Serif" fo:font-size="12pt" officeooo:rsid="00de086d" officeooo:paragraph-rsid="00de086d" style:font-size-asian="10.5pt" style:font-size-complex="12pt"/>
    </style:style>
    <style:style style:name="P5" style:family="paragraph" style:parent-style-name="Text_20_body">
      <style:text-properties style:font-name="Liberation Serif" fo:font-size="12pt" fo:font-style="normal" officeooo:rsid="00d8fb41" officeooo:paragraph-rsid="00d8fb41" style:font-size-asian="10.5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font-style="normal" officeooo:rsid="00d8fb41" officeooo:paragraph-rsid="00de086d" style:font-size-asian="10.5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font-style="normal" officeooo:rsid="00d9082a" officeooo:paragraph-rsid="00d9082a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Liberation Serif" fo:font-size="12pt" fo:font-style="normal" officeooo:rsid="00d9082a" officeooo:paragraph-rsid="00da62f8" style:font-size-asian="12pt" style:font-style-asian="normal" style:font-size-complex="12pt" style:font-style-complex="normal"/>
    </style:style>
    <style:style style:name="P9" style:family="paragraph" style:parent-style-name="Text_20_body">
      <style:text-properties style:font-name="Liberation Serif" fo:font-size="12pt" fo:font-style="normal" officeooo:rsid="00d8fb41" officeooo:paragraph-rsid="00d9082a" style:font-size-asian="12pt" style:font-style-asian="normal" style:font-size-complex="12pt" style:font-style-complex="normal"/>
    </style:style>
    <style:style style:name="P10" style:family="paragraph" style:parent-style-name="Text_20_body">
      <style:text-properties style:font-name="Liberation Serif" fo:font-size="12pt" fo:font-style="normal" officeooo:rsid="00da9631" officeooo:paragraph-rsid="00da9631" style:font-size-asian="12pt" style:font-style-asian="normal" style:font-size-complex="12pt" style:font-style-complex="normal"/>
    </style:style>
    <style:style style:name="P11" style:family="paragraph" style:parent-style-name="Text_20_body">
      <style:text-properties style:font-name="Liberation Serif" fo:font-size="12pt" fo:font-style="normal" officeooo:rsid="00da9631" officeooo:paragraph-rsid="00db8ca6" style:font-size-asian="12pt" style:font-style-asian="normal" style:font-size-complex="12pt" style:font-style-complex="normal"/>
    </style:style>
    <style:style style:name="P12" style:family="paragraph" style:parent-style-name="Text_20_body">
      <style:text-properties style:font-name="Liberation Serif" fo:font-size="12pt" fo:font-style="normal" officeooo:rsid="00db8ca6" officeooo:paragraph-rsid="00db8ca6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Liberation Serif" fo:font-size="12pt" fo:font-style="normal" officeooo:rsid="00dd290e" officeooo:paragraph-rsid="00dd290e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erif" fo:font-size="12pt" fo:font-style="normal" fo:font-weight="bold" officeooo:rsid="00d8fb41" officeooo:paragraph-rsid="00d8fb41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text-properties style:font-name="Liberation Serif" fo:font-size="12pt" fo:font-style="normal" fo:font-weight="bold" officeooo:rsid="00da9631" officeooo:paragraph-rsid="00da9631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text-properties style:font-name="Liberation Serif" fo:font-size="12pt" fo:font-style="normal" fo:font-weight="bold" officeooo:rsid="00db8ca6" officeooo:paragraph-rsid="00db8ca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text-properties style:font-name="Liberation Serif" fo:font-size="12pt" fo:font-weight="bold" officeooo:rsid="00de74b9" officeooo:paragraph-rsid="00de74b9" style:font-size-asian="10.5pt" style:font-weight-asian="bold" style:font-size-complex="12pt" style:font-weight-complex="bold"/>
    </style:style>
    <style:style style:name="P18" style:family="paragraph" style:parent-style-name="Text_20_body">
      <style:text-properties officeooo:rsid="00ba1ae0" officeooo:paragraph-rsid="00c5e64c"/>
    </style:style>
    <style:style style:name="P19" style:family="paragraph" style:parent-style-name="Table_20_Contents">
      <style:text-properties style:font-name="Liberation Mono" fo:font-size="8pt" officeooo:rsid="00da9631" officeooo:paragraph-rsid="00da9631" style:font-size-asian="8pt" style:font-size-complex="8pt"/>
    </style:style>
    <style:style style:name="P20" style:family="paragraph" style:parent-style-name="Table_20_Contents">
      <style:text-properties style:font-name="Liberation Mono" fo:font-size="8pt" officeooo:rsid="00da9631" officeooo:paragraph-rsid="00db8ca6" style:font-size-asian="8pt" style:font-size-complex="8pt"/>
    </style:style>
    <style:style style:name="P21" style:family="paragraph" style:parent-style-name="Table_20_Contents">
      <style:text-properties style:font-name="Liberation Mono" fo:font-size="8pt" officeooo:rsid="00db8ca6" officeooo:paragraph-rsid="00db8ca6" style:font-size-asian="8pt" style:font-size-complex="8pt"/>
    </style:style>
    <style:style style:name="P22" style:family="paragraph" style:parent-style-name="Text_20_body">
      <style:text-properties style:font-name="Liberation Serif" fo:font-size="12pt" fo:font-style="normal" officeooo:rsid="00db8ca6" officeooo:paragraph-rsid="00e6aad5" style:font-size-asian="12pt" style:font-style-asian="normal" style:font-size-complex="12pt" style:font-style-complex="normal"/>
    </style:style>
    <style:style style:name="P23" style:family="paragraph" style:parent-style-name="Text_20_body">
      <style:text-properties style:font-name="Liberation Serif" fo:font-size="12pt" fo:font-style="normal" officeooo:rsid="00dd290e" officeooo:paragraph-rsid="00e39db1" style:font-size-asian="12pt" style:font-style-asian="normal" style:font-size-complex="12pt" style:font-style-complex="normal"/>
    </style:style>
    <style:style style:name="P24" style:family="paragraph" style:parent-style-name="Text_20_body">
      <style:text-properties style:font-name="Liberation Serif" fo:font-size="12pt" fo:font-style="normal" officeooo:rsid="00dd290e" officeooo:paragraph-rsid="00e866ea" style:font-size-asian="12pt" style:font-style-asian="normal" style:font-size-complex="12pt" style:font-style-complex="normal"/>
    </style:style>
    <style:style style:name="P25" style:family="paragraph" style:parent-style-name="Text_20_body">
      <style:text-properties style:font-name="Liberation Serif" fo:font-size="12pt" fo:font-style="normal" officeooo:rsid="00da9631" officeooo:paragraph-rsid="00e39db1" style:font-size-asian="12pt" style:font-style-asian="normal" style:font-size-complex="12pt" style:font-style-complex="normal"/>
    </style:style>
    <style:style style:name="P26" style:family="paragraph" style:parent-style-name="Text_20_body">
      <style:text-properties style:font-name="Liberation Serif" fo:font-size="12pt" fo:font-style="normal" officeooo:rsid="00da9631" officeooo:paragraph-rsid="00e866ea" style:font-size-asian="12pt" style:font-style-asian="normal" style:font-size-complex="12pt" style:font-style-complex="normal"/>
    </style:style>
    <style:style style:name="P27" style:family="paragraph" style:parent-style-name="Text_20_body">
      <style:text-properties style:font-name="Liberation Serif" fo:font-size="12pt" fo:font-style="normal" officeooo:rsid="00e39db1" officeooo:paragraph-rsid="00e39db1" style:font-size-asian="12pt" style:font-style-asian="normal" style:font-size-complex="12pt" style:font-style-complex="normal"/>
    </style:style>
    <style:style style:name="P28" style:family="paragraph" style:parent-style-name="Text_20_body">
      <style:text-properties style:font-name="Liberation Serif" fo:font-size="12pt" fo:font-style="normal" officeooo:rsid="00e39db1" officeooo:paragraph-rsid="00e866ea" style:font-size-asian="12pt" style:font-style-asian="normal" style:font-size-complex="12pt" style:font-style-complex="normal"/>
    </style:style>
    <style:style style:name="P29" style:family="paragraph" style:parent-style-name="Table_20_Contents">
      <style:text-properties style:font-name="Liberation Mono" fo:font-size="8pt" officeooo:rsid="00db8ca6" officeooo:paragraph-rsid="00e39db1" style:font-size-asian="8pt" style:font-size-complex="8pt"/>
    </style:style>
    <style:style style:name="P30" style:family="paragraph" style:parent-style-name="Table_20_Contents">
      <style:text-properties style:font-name="Liberation Mono" fo:font-size="8pt" officeooo:rsid="00e39db1" officeooo:paragraph-rsid="00e39db1" style:font-size-asian="8pt" style:font-size-complex="8pt"/>
    </style:style>
    <style:style style:name="P31" style:family="paragraph" style:parent-style-name="Table_20_Contents">
      <style:text-properties style:font-name="Liberation Mono" fo:font-size="8pt" officeooo:rsid="00e39db1" officeooo:paragraph-rsid="00e866ea" style:font-size-asian="8pt" style:font-size-complex="8pt"/>
    </style:style>
    <style:style style:name="P32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33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34" style:family="paragraph" style:parent-style-name="Heading_20_2">
      <style:text-properties fo:font-size="14pt" style:font-size-asian="14pt" style:font-size-complex="14pt"/>
    </style:style>
    <style:style style:name="P35" style:family="paragraph" style:parent-style-name="Heading_20_2">
      <style:text-properties fo:font-size="14pt" officeooo:paragraph-rsid="00dd290e" style:font-size-asian="14pt" style:font-size-complex="14pt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0bfc70b" style:font-size-asian="10.5pt" style:font-size-complex="12pt"/>
    </style:style>
    <style:style style:name="T3" style:family="text">
      <style:text-properties style:font-name="Liberation Serif" fo:font-size="12pt" officeooo:rsid="00c326dc" style:font-size-asian="10.5pt" style:font-size-complex="12pt"/>
    </style:style>
    <style:style style:name="T4" style:family="text">
      <style:text-properties style:font-name="Liberation Serif" fo:font-size="12pt" officeooo:rsid="00c3eb83" style:font-size-asian="10.5pt" style:font-size-complex="12pt"/>
    </style:style>
    <style:style style:name="T5" style:family="text">
      <style:text-properties style:font-name="Liberation Serif" fo:font-size="12pt" officeooo:rsid="00c5e64c" style:font-size-asian="10.5pt" style:font-size-complex="12pt"/>
    </style:style>
    <style:style style:name="T6" style:family="text">
      <style:text-properties style:font-name="Liberation Serif" fo:font-size="12pt" officeooo:rsid="00de086d" style:font-size-asian="10.5pt" style:font-size-complex="12pt"/>
    </style:style>
    <style:style style:name="T7" style:family="text">
      <style:text-properties style:font-name="Liberation Serif" fo:font-size="12pt" fo:font-style="normal" officeooo:rsid="00db8ca6" style:font-size-asian="12pt" style:font-style-asian="normal" style:font-size-complex="12pt" style:font-style-complex="normal"/>
    </style:style>
    <style:style style:name="T8" style:family="text">
      <style:text-properties officeooo:rsid="00a27f03"/>
    </style:style>
    <style:style style:name="T9" style:family="text">
      <style:text-properties officeooo:rsid="00a8bc8b"/>
    </style:style>
    <style:style style:name="T10" style:family="text">
      <style:text-properties officeooo:rsid="00ba1ae0"/>
    </style:style>
    <style:style style:name="T11" style:family="text">
      <style:text-properties officeooo:rsid="00c7b0f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d8fb41"/>
    </style:style>
    <style:style style:name="T14" style:family="text">
      <style:text-properties officeooo:rsid="00d9082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e25c45" style:font-weight-asian="bold" style:font-weight-complex="bold"/>
    </style:style>
    <style:style style:name="T17" style:family="text">
      <style:text-properties fo:font-weight="bold" officeooo:rsid="00e4db0a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e25c45" style:font-weight-asian="normal" style:font-weight-complex="normal"/>
    </style:style>
    <style:style style:name="T20" style:family="text">
      <style:text-properties officeooo:rsid="00da62f8"/>
    </style:style>
    <style:style style:name="T21" style:family="text">
      <style:text-properties officeooo:rsid="00db8ca6"/>
    </style:style>
    <style:style style:name="T22" style:family="text">
      <style:text-properties officeooo:rsid="00de086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de74b9"/>
    </style:style>
    <style:style style:name="T25" style:family="text">
      <style:text-properties officeooo:rsid="00dffc07"/>
    </style:style>
    <style:style style:name="T26" style:family="text">
      <style:text-properties officeooo:rsid="00e0e849"/>
    </style:style>
    <style:style style:name="T27" style:family="text">
      <style:text-properties officeooo:rsid="00e14c9d"/>
    </style:style>
    <style:style style:name="T28" style:family="text">
      <style:text-properties officeooo:rsid="00e25c45"/>
    </style:style>
    <style:style style:name="T29" style:family="text">
      <style:text-properties officeooo:rsid="00e39db1"/>
    </style:style>
    <style:style style:name="T30" style:family="text">
      <style:text-properties officeooo:rsid="00dd290e"/>
    </style:style>
    <style:style style:name="T31" style:family="text">
      <style:text-properties officeooo:rsid="00e4db0a"/>
    </style:style>
    <style:style style:name="T32" style:family="text">
      <style:text-properties officeooo:rsid="00e6aad5"/>
    </style:style>
    <style:style style:name="T33" style:family="text">
      <style:text-properties officeooo:rsid="00e866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CST<text:span text:style-name="T8">0006</text:span> – <text:span text:style-name="T10">Computer Programming Foundations</text:span></text:h>
      <text:h text:style-name="P33" text:outline-level="2">INTRODUCTION <text:span text:style-name="T9">to WEEK01</text:span></text:h>
      <text:p text:style-name="P18"><text:span text:style-name="T1">In this lab section we are going to learn how to use the Git Software Control Management System to track the changes of a software project and how to use a </text:span><text:span text:style-name="T3">W</text:span><text:span text:style-name="T1">orkflow </text:span><text:span text:style-name="T3">B</text:span><text:span text:style-name="T1">oard </text:span><text:span text:style-name="T5">to manage </text:span><text:span text:style-name="T4">the addition of </text:span><text:span text:style-name="T5">software </text:span><text:span text:style-name="T1">features . <text:s/>Learning these tools </text:span><text:span text:style-name="T5">is</text:span><text:span text:style-name="T1"> essential </text:span><text:span text:style-name="T2">either </text:span><text:span text:style-name="T1">if you are working alone or collaborate </text:span><text:span text:style-name="T2">with others </text:span><text:span text:style-name="T1">on software project</text:span><text:span text:style-name="T6">s</text:span><text:span text:style-name="T1">.</text:span></text:p>
      <text:h text:style-name="P34" text:outline-level="2">Git</text:h>
      <text:p text:style-name="P3">Last week we installed git and the git software tools that we will need for this lab. <text:s/>You can use any operating system for this lab, but if you are using Windows, you will need to use the git-bash shell.</text:p>
      <text:p text:style-name="P3"/>
      <text:p text:style-name="P14">Part I – <text:span text:style-name="T28">Try Git</text:span></text:p>
      <text:p text:style-name="P5">We are going to go through the “Try Git” web site. <text:s/>If you’ve already gone though it, please go though it all again. <text:s/>The more you do this, the more it will sink in.</text:p>
      <text:p text:style-name="P5">Go here to do that now:<text:tab/><text:a xlink:type="simple" xlink:href="https://try.github.io/" text:style-name="Internet_20_link" text:visited-style-name="Visited_20_Internet_20_Link">https://try.github.io</text:a></text:p>
      <text:p text:style-name="P5">Also, <text:span text:style-name="T23">please</text:span> pay attention to what you are doing. <text:s/>Pay attention to the entire screen and read all the notes that are being said. <text:s/>They all matter!</text:p>
      <text:p text:style-name="P6"><text:span text:style-name="T22">T</text:span>ake a screen shot of the completed tutorial, so that I know you’ve gone though each step.</text:p>
      <text:p text:style-name="P6"/>
      <text:p text:style-name="P14">Part II – <text:span text:style-name="T28">Create a remote repository</text:span></text:p>
      <text:p text:style-name="P5">We are going to work with a partner in this portion. <text:s/>You can have groups of two or three people, but keep the groups small for now. <text:s/>It’s going to be difficult enough with just two or three for this portion. <text:s/></text:p>
      <text:p text:style-name="P9">Create a new git repository on Gitlab: <text:s/></text:p>
      <text:p text:style-name="P9"><text:tab/><text:span text:style-name="T14">Project name: <text:tab/><text:tab/></text:span>“2018<text:span text:style-name="T14">W</text:span>_CST0006_LAB01_<text:span text:style-name="T12">&lt;your_Algonquin_username&gt;</text:span>”</text:p>
      <text:p text:style-name="P9"><text:tab/><text:span text:style-name="T14">Visibility Level:<text:tab/>Private</text:span></text:p>
      <text:p text:style-name="P7">The username is important, because you will be downloading other people’s repository, and if you only use <text:s/>“<text:span text:style-name="T13">2018</text:span>W<text:span text:style-name="T13">_CST0006_LAB01” </text:span>you will overwrite your own work when you download their repo.</text:p>
      <text:p text:style-name="P7">Follow the instructions under: “<text:span text:style-name="T15">Create a new repository”</text:span><text:span text:style-name="T18">, so that you have a local copy.</text:span></text:p>
      <text:p text:style-name="P8">Once you’ve done that, add the members of your team into your repo. <text:s/>Go to “Settings/Members”, then search for their username and <text:span text:style-name="T20">set them as a developer. <text:s/>You don’t need to set any expiration date. <text:s/>T</text:span>hen <text:span text:style-name="T20">click “Add to project”. <text:s/>Once you’ve done that, they will get an email notification.</text:span></text:p>
      <text:p text:style-name="P15"><text:soft-page-break/>Part III – <text:span text:style-name="T28">Creating a local copy of the remote repository</text:span></text:p>
      <text:p text:style-name="P10">When you get the email inviting you to <text:span text:style-name="T28">your teammate’s</text:span> repo, open “<text:span text:style-name="T28">G</text:span>it <text:span text:style-name="T28">B</text:span>ash” <text:span text:style-name="T28">(or the terminal if you’re not </text:span>in Windows<text:span text:style-name="T28">)</text:span>. <text:s/>Copy the repo location, and on the command line <text:span text:style-name="T26">type the following</text:span>:</text:p>
      <text:p text:style-name="P22">If you haven’t <text:span text:style-name="T32">yet </text:span>created a git folder and a term folder <text:span text:style-name="T28">(note: <text:s/>the ‘</text:span><text:span text:style-name="T16">~</text:span><text:span text:style-name="T19">’</text:span><text:span text:style-name="T28"> is a tilde, not a dash)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span text:style-name="T21">c</text:span>d ~</text:p>
            <text:p text:style-name="P20">mkdir git</text:p>
            <text:p text:style-name="P20">cd <text:span text:style-name="T21">git</text:span></text:p>
            <text:p text:style-name="P21">mkdir 2018W</text:p>
            <text:p text:style-name="P21">cd 2018W</text:p>
          </table:table-cell>
        </table:table-row>
      </table:table>
      <text:p text:style-name="P10"/>
      <text:p text:style-name="P12">If you have, <text:span text:style-name="T28">just simply type (note: <text:s/>the ‘</text:span><text:span text:style-name="T16">~</text:span><text:span text:style-name="T19">’</text:span><text:span text:style-name="T28"> is a tilde, not a dash)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cd ~/git/2018W</text:p>
          </table:table-cell>
        </table:table-row>
      </table:table>
      <text:p text:style-name="P10"/>
      <text:p text:style-name="P12">Clone the remote repositor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1">git clone &lt;remote_repo_url&gt;</text:p>
          </table:table-cell>
        </table:table-row>
      </table:table>
      <text:p text:style-name="P10"/>
      <text:p text:style-name="P12">Change into the repo directory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1">cd &lt;repo_folder&gt;</text:p>
          </table:table-cell>
        </table:table-row>
      </table:table>
      <text:p text:style-name="P11"/>
      <text:p text:style-name="P16">Part IV - <text:span text:style-name="T27">Branching</text:span></text:p>
      <text:p text:style-name="P13">This <text:span text:style-name="T28">part </text:span>can be a fun and exciting part of the lab. <text:s/><text:span text:style-name="T28">IF you follow these instructions properly.</text:span></text:p>
      <text:p text:style-name="P23">I want you to create a branch <text:span text:style-name="T29">and checkout that branch</text:span>, add some content <text:span text:style-name="T28">(files)</text:span>, maybe even a picture… <text:span text:style-name="T29">refer to the git cheat sheet if you can’t remember how to do this</text:span>.</text:p>
      <text:p text:style-name="P23"><text:span text:style-name="T29">Hint: <text:s/>To easily create a new file in “Git Bash”, you can use the touch command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<text:span text:style-name="T29">touch</text:span> &lt;<text:span text:style-name="T33">new_filename</text:span>&gt;</text:p>
          </table:table-cell>
        </table:table-row>
      </table:table>
      <text:p text:style-name="P25"/>
      <text:p text:style-name="P27">You can then view the files in the directory by using the ls command<text:span text:style-name="T30"> </text:span>(ls is short for list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0">ls </text:p>
          </table:table-cell>
        </table:table-row>
      </table:table>
      <text:p text:style-name="P25"/>
      <text:p text:style-name="P28">You can <text:span text:style-name="T33">also use the ll command (which is an alias of ls -l)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1">l<text:span text:style-name="T33">l</text:span> </text:p>
          </table:table-cell>
        </table:table-row>
      </table:table>
      <text:p text:style-name="P26"/>
      <text:p text:style-name="P24">Once you’ve finished <text:span text:style-name="T29">adding a branch, checking out that branch and adding content, </text:span>push your changes. <text:s/><text:span text:style-name="T15">Pay attention to any error messages.</text:span> <text:s/>I want you to read these. <text:s/><text:span text:style-name="T29">There is a step here that will require you to add your branch to the repository so that others can see it. <text:s/></text:span></text:p>
      <text:p text:style-name="P24"><text:soft-page-break/><text:span text:style-name="T29">Follow these instructions carefully.</text:span></text:p>
      <text:p text:style-name="P23">Get used to <text:span text:style-name="T29">reading </text:span>these <text:span text:style-name="T29">error </text:span>messages. <text:s/><text:span text:style-name="T29">They will help you troubleshoot any errors you’ve made.</text:span></text:p>
      <text:p text:style-name="P23"><text:span text:style-name="T29">By the way, it is important to mess up now and not later when you’re working on something important.</text:span></text:p>
      <text:p text:style-name="P13"><text:span text:style-name="T29">Since you don’t have write access to the main branch (master), y</text:span>ou <text:span text:style-name="T29">will </text:span>need to create a merge request.</text:p>
      <text:p text:style-name="P13">To do this, you need to go to Gitlab, and click on the merge request button. <text:s/>Choose the branch name you created and where it needs to merge into. <text:s/>This will send a notification to your team mate asking them to accept your awesome changes.</text:p>
      <text:p text:style-name="P13">Take a screenshot of this merge request, you will need to submit it for lab marks.</text:p>
      <text:p text:style-name="P13"/>
      <text:h text:style-name="P35" text:outline-level="2">Workflow <text:span text:style-name="T11">Boards</text:span></text:h>
      <text:p text:style-name="P4">For this section, we are going to play with the workflow board that is a recently new feature added to Gitlab. <text:s/>Before this feature was added, you had to use other boards and try to integrate them into Gitlab or just use them separately.</text:p>
      <text:p text:style-name="P1"><text:span text:style-name="T31">On </text:span><text:span text:style-name="T17">your own</text:span><text:span text:style-name="T31"> repository in Gitlab, </text:span>Click on the “Issues” button.</text:p>
      <text:p text:style-name="P1">A dropdown menu will open and there will be a series of workflow tools you can use with your project.</text:p>
      <text:p text:style-name="P1">I would like you to create <text:span text:style-name="T25">at least </text:span>three issues, change the board to add a To Do and Doing and assign some issues to the other members in your team.</text:p>
      <text:p text:style-name="P1">Again, play around with this. <text:s/>The more you try and the more you try to do, the more you will learn. <text:s/>All of this stuff will make any team-related projects in the future easier to manage. <text:s/><text:span text:style-name="T24">Git works with any type of file, so presentations or essays will work too. <text:s/></text:span>It will also protect you from any member that isn’t contributing. <text:s/>Tracking who does what and who isn’t keeping up their end of things can be taken to the prof and you can show them who isn’t doing their work. <text:s/>Trust me when I say this, there are team members that will do nothing and they will put you at risk of failing <text:span text:style-name="T24">the whole course because of their laziness. <text:s/>It is wise to safe-guard yourself from people like this by using a tool like Git and Gitlab.</text:span></text:p>
      <text:p text:style-name="P2">Take a screenshot of the board with tasks and <text:span text:style-name="T25">issues</text:span>.</text:p>
      <text:p text:style-name="P2"/>
      <text:p text:style-name="P17">Submission</text:p>
      <text:p text:style-name="P2">When you are done, submit all three screenshots to blackbo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1-26T05:54:50.111748068</dc:date>
    <dc:creator>Cory Hilliard</dc:creator>
    <meta:editing-duration>P3DT12H1M38S</meta:editing-duration>
    <meta:editing-cycles>64</meta:editing-cycles>
    <meta:document-statistic meta:table-count="7" meta:image-count="0" meta:object-count="0" meta:page-count="3" meta:paragraph-count="57" meta:word-count="1000" meta:character-count="5464" meta:non-whitespace-character-count="4473"/>
  </office:meta>
</office:document-meta>
</file>